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officeooo:paragraph-rsid="0010324f"/>
    </style:style>
    <style:style style:name="T1" style:family="text">
      <style:text-properties fo:font-variant="normal" fo:text-transform="none" fo:color="#868e96" style:font-name="Menlo" fo:font-size="12pt" fo:letter-spacing="normal" fo:font-style="normal" fo:font-weight="normal" fo:background-color="#343a40" loext:char-shading-value="0" loext:padding-left="0.0193in" loext:padding-right="0.0193in" loext:padding-top="0.0193in" loext:padding-bottom="0in" loext:border-left="0.51pt solid #f1f3f5" loext:border-right="0.51pt solid #f1f3f5" loext:border-top="0.51pt solid #f1f3f5" loext:border-bottom="none"/>
    </style:style>
    <style:style style:name="T2" style:family="text">
      <style:text-properties fo:font-variant="normal" fo:text-transform="none" fo:color="#868e96" style:font-name="Menlo" fo:font-size="12pt" fo:letter-spacing="normal" fo:font-style="normal" fo:font-weight="normal" officeooo:rsid="0010324f" fo:background-color="#343a40" loext:char-shading-value="0" loext:padding-left="0.0193in" loext:padding-right="0.0193in" loext:padding-top="0.0193in" loext:padding-bottom="0in" loext:border-left="0.51pt solid #f1f3f5" loext:border-right="0.51pt solid #f1f3f5" loext:border-top="0.51pt solid #f1f3f5" loext:border-bottom="none"/>
    </style:style>
    <style:style style:name="T3" style:family="text">
      <style:text-properties fo:font-variant="normal" fo:text-transform="none" fo:color="#ffd8a8" style:font-name="Menlo" fo:font-size="12pt" fo:letter-spacing="normal" fo:font-style="normal" fo:font-weight="normal" fo:background-color="#343a40" loext:char-shading-value="0" loext:padding-left="0.0193in" loext:padding-right="0.0193in" loext:padding-top="0.0193in" loext:padding-bottom="0in" loext:border-left="0.51pt solid #f1f3f5" loext:border-right="0.51pt solid #f1f3f5" loext:border-top="0.51pt solid #f1f3f5" loext:border-bottom="none"/>
    </style:style>
    <style:style style:name="T4" style:family="text">
      <style:text-properties fo:font-variant="normal" fo:text-transform="none" fo:color="#ffa94d" style:font-name="Menlo" fo:font-size="12pt" fo:letter-spacing="normal" fo:font-style="normal" fo:font-weight="normal" fo:background-color="#343a40" loext:char-shading-value="0" loext:padding-left="0.0193in" loext:padding-right="0.0193in" loext:padding-top="0.0193in" loext:padding-bottom="0in" loext:border-left="0.51pt solid #f1f3f5" loext:border-right="0.51pt solid #f1f3f5" loext:border-top="0.51pt solid #f1f3f5" loext:border-bottom="none"/>
    </style:style>
    <style:style style:name="T5" style:family="text">
      <style:text-properties fo:font-variant="normal" fo:text-transform="none" fo:color="#ffffff" style:font-name="Menlo" fo:font-size="12pt" fo:letter-spacing="normal" fo:font-style="normal" fo:font-weight="normal" fo:background-color="#343a40" loext:char-shading-value="0" loext:padding-left="0.0193in" loext:padding-right="0.0193in" loext:padding-top="0.0193in" loext:padding-bottom="0in" loext:border-left="0.51pt solid #f1f3f5" loext:border-right="0.51pt solid #f1f3f5" loext:border-top="0.51pt solid #f1f3f5" loext:border-botto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2">TWITTER</text:span></text:span></text:p>
      <text:p text:style-name="P2"><text:span text:style-name="Source_20_Text"><text:span text:style-name="T1"/></text:span></text:p>
      <text:p text:style-name="P2"><text:span text:style-name="Source_20_Text"><text:span text:style-name="T1">&lt;</text:span></text:span><text:span text:style-name="Source_20_Text"><text:span text:style-name="T3">link </text:span></text:span><text:span text:style-name="Source_20_Text"><text:span text:style-name="T4">rel</text:span></text:span><text:span text:style-name="Source_20_Text"><text:span text:style-name="T1">="</text:span></text:span><text:span text:style-name="Source_20_Text"><text:span text:style-name="T5">stylesheet</text:span></text:span><text:span text:style-name="Source_20_Text"><text:span text:style-name="T1">"</text:span></text:span><text:span text:style-name="Source_20_Text"><text:span text:style-name="T3"> </text:span></text:span><text:span text:style-name="Source_20_Text"><text:span text:style-name="T4">href</text:span></text:span><text:span text:style-name="Source_20_Text"><text:span text:style-name="T1">="</text:span></text:span><text:span text:style-name="Source_20_Text"><text:span text:style-name="T5">https://use.fontawesome.com/releases/v5.3.1/css/all.css</text:span></text:span><text:span text:style-name="Source_20_Text"><text:span text:style-name="T1">"</text:span></text:span><text:span text:style-name="Source_20_Text"><text:span text:style-name="T3"> </text:span></text:span><text:span text:style-name="Source_20_Text"><text:span text:style-name="T4">integrity</text:span></text:span><text:span text:style-name="Source_20_Text"><text:span text:style-name="T1">="</text:span></text:span><text:span text:style-name="Source_20_Text"><text:span text:style-name="T5">sha384-mzrmE5qonljUremFsqc01SB46JvROS7bZs3IO2EmfFsd15uHvIt+Y8vEf7N7fWAU</text:span></text:span><text:span text:style-name="Source_20_Text"><text:span text:style-name="T1">"</text:span></text:span><text:span text:style-name="Source_20_Text"><text:span text:style-name="T3"> </text:span></text:span><text:span text:style-name="Source_20_Text"><text:span text:style-name="T4">crossorigin</text:span></text:span><text:span text:style-name="Source_20_Text"><text:span text:style-name="T1">="</text:span></text:span><text:span text:style-name="Source_20_Text"><text:span text:style-name="T5">anonymous</text:span></text:span><text:span text:style-name="Source_20_Text"><text:span text:style-name="T1">"&gt;</text:span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9:27:17.945454592</meta:creation-date>
    <dc:date>2018-10-02T09:28:06.606587162</dc:date>
    <meta:editing-duration>PT49S</meta:editing-duration>
    <meta:editing-cycles>1</meta:editing-cycles>
    <meta:document-statistic meta:table-count="0" meta:image-count="0" meta:object-count="0" meta:page-count="1" meta:paragraph-count="2" meta:word-count="6" meta:character-count="201" meta:non-whitespace-character-count="197"/>
    <meta:generator>LibreOffice/6.0.3.2$Linux_X86_64 LibreOffice_project/00m0$Build-2</meta:generator>
  </office:meta>
</office:document-meta>
</file>